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RCIA JAMACHI, NELLY BETT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LLATUPA LLANOS, DAVID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473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0.84746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0.8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0.8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4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1T01:16:4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